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26in" style:rel-column-width="3777*"/>
    </style:style>
    <style:style style:name="Table4.B" style:family="table-column">
      <style:table-column-properties style:column-width="0.5944in" style:rel-column-width="3851*"/>
    </style:style>
    <style:style style:name="Table4.C" style:family="table-column">
      <style:table-column-properties style:column-width="0.0083in" style:rel-column-width="56*"/>
    </style:style>
    <style:style style:name="Table4.D" style:family="table-column">
      <style:table-column-properties style:column-width="0.5847in" style:rel-column-width="3787*"/>
    </style:style>
    <style:style style:name="Table4.E" style:family="table-column">
      <style:table-column-properties style:column-width="0.0076in" style:rel-column-width="48*"/>
    </style:style>
    <style:style style:name="Table4.F" style:family="table-column">
      <style:table-column-properties style:column-width="0.5854in" style:rel-column-width="3795*"/>
    </style:style>
    <style:style style:name="Table4.G" style:family="table-column">
      <style:table-column-properties style:column-width="0.0069in" style:rel-column-width="46*"/>
    </style:style>
    <style:style style:name="Table4.H" style:family="table-column">
      <style:table-column-properties style:column-width="0.5861in" style:rel-column-width="3797*"/>
    </style:style>
    <style:style style:name="Table4.I" style:family="table-column">
      <style:table-column-properties style:column-width="0.0056in" style:rel-column-width="38*"/>
    </style:style>
    <style:style style:name="Table4.J" style:family="table-column">
      <style:table-column-properties style:column-width="0.5875in" style:rel-column-width="3805*"/>
    </style:style>
    <style:style style:name="Table4.K" style:family="table-column">
      <style:table-column-properties style:column-width="0.0056in" style:rel-column-width="36*"/>
    </style:style>
    <style:style style:name="Table4.L" style:family="table-column">
      <style:table-column-properties style:column-width="0.5875in" style:rel-column-width="3807*"/>
    </style:style>
    <style:style style:name="Table4.M" style:family="table-column">
      <style:table-column-properties style:column-width="0.0056in" style:rel-column-width="34*"/>
    </style:style>
    <style:style style:name="Table4.N" style:family="table-column">
      <style:table-column-properties style:column-width="0.5882in" style:rel-column-width="3809*"/>
    </style:style>
    <style:style style:name="Table4.O" style:family="table-column">
      <style:table-column-properties style:column-width="0.0042in" style:rel-column-width="26*"/>
    </style:style>
    <style:style style:name="Table4.P" style:family="table-column">
      <style:table-column-properties style:column-width="0.5889in" style:rel-column-width="3817*"/>
    </style:style>
    <style:style style:name="Table4.Q" style:family="table-column">
      <style:table-column-properties style:column-width="0.0035in" style:rel-column-width="24*"/>
    </style:style>
    <style:style style:name="Table4.R" style:family="table-column">
      <style:table-column-properties style:column-width="0.5896in" style:rel-column-width="3819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1in" style:rel-column-width="3827*"/>
    </style:style>
    <style:style style:name="Table4.V" style:family="table-column">
      <style:table-column-properties style:column-width="0.5938in" style:rel-column-width="3849*"/>
    </style:style>
    <style:style style:name="Table4.W" style:family="table-column">
      <style:table-column-properties style:column-width="0.5931in" style:rel-column-width="3843*"/>
    </style:style>
    <style:style style:name="Table4.a" style:family="table-column">
      <style:table-column-properties style:column-width="0.6264in" style:rel-column-width="4059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2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3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4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Standard">
      <style:text-properties officeooo:paragraph-rsid="00136a0d"/>
    </style:style>
    <style:style style:name="P53" style:family="paragraph" style:parent-style-name="Table_20_Contents">
      <style:text-properties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8" style:family="paragraph" style:parent-style-name="Standard">
      <style:text-properties officeooo:paragraph-rsid="00151b00"/>
    </style:style>
    <style:style style:name="P59" style:family="paragraph" style:parent-style-name="Table_20_Contents">
      <style:text-properties officeooo:paragraph-rsid="00151b00"/>
    </style:style>
    <style:style style:name="P6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1" style:family="paragraph" style:parent-style-name="Standard">
      <style:text-properties officeooo:rsid="00199535" officeooo:paragraph-rsid="001f18be"/>
    </style:style>
    <style:style style:name="P62" style:family="paragraph" style:parent-style-name="Standard">
      <style:paragraph-properties fo:break-before="page"/>
      <style:text-properties officeooo:rsid="00199535" officeooo:paragraph-rsid="001f18be"/>
    </style:style>
    <style:style style:name="P63" style:family="paragraph" style:parent-style-name="Standard">
      <style:text-properties officeooo:rsid="00199535" officeooo:paragraph-rsid="00210df8"/>
    </style:style>
    <style:style style:name="P64" style:family="paragraph" style:parent-style-name="Standard">
      <style:text-properties officeooo:rsid="00199535" officeooo:paragraph-rsid="002f2686"/>
    </style:style>
    <style:style style:name="P65" style:family="paragraph" style:parent-style-name="Standard">
      <style:paragraph-properties fo:break-before="page"/>
      <style:text-properties officeooo:rsid="00199535" officeooo:paragraph-rsid="002f2686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3" style:family="paragraph" style:parent-style-name="Standard">
      <style:text-properties officeooo:rsid="00199535" officeooo:paragraph-rsid="00199535"/>
    </style:style>
    <style:style style:name="P74" style:family="paragraph" style:parent-style-name="Standard">
      <style:text-properties officeooo:rsid="00199535" officeooo:paragraph-rsid="004aae98"/>
    </style:style>
    <style:style style:name="P75" style:family="paragraph" style:parent-style-name="Standard">
      <style:text-properties officeooo:rsid="00199535" officeooo:paragraph-rsid="004df65a"/>
    </style:style>
    <style:style style:name="P76" style:family="paragraph" style:parent-style-name="Standard">
      <style:paragraph-properties fo:break-before="page"/>
      <style:text-properties officeooo:rsid="00199535" officeooo:paragraph-rsid="004df65a"/>
    </style:style>
    <style:style style:name="P77" style:family="paragraph" style:parent-style-name="Standard">
      <style:text-properties officeooo:rsid="00199535" officeooo:paragraph-rsid="0058228f"/>
    </style:style>
    <style:style style:name="P78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9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89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0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5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6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98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99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0" style:family="paragraph" style:parent-style-name="Standard">
      <style:text-properties officeooo:rsid="00305189" officeooo:paragraph-rsid="00305189"/>
    </style:style>
    <style:style style:name="P121" style:family="paragraph" style:parent-style-name="Table_20_Contents">
      <style:text-properties officeooo:rsid="00305189" officeooo:paragraph-rsid="00305189"/>
    </style:style>
    <style:style style:name="P122" style:family="paragraph" style:parent-style-name="Table_20_Contents">
      <style:text-properties officeooo:rsid="00305189" officeooo:paragraph-rsid="0034431a"/>
    </style:style>
    <style:style style:name="P123" style:family="paragraph" style:parent-style-name="Standard">
      <style:text-properties officeooo:rsid="00305189" officeooo:paragraph-rsid="0034431a"/>
    </style:style>
    <style:style style:name="P124" style:family="paragraph" style:parent-style-name="Table_20_Contents">
      <style:text-properties officeooo:rsid="00305189" officeooo:paragraph-rsid="004ec9ea"/>
    </style:style>
    <style:style style:name="P125" style:family="paragraph" style:parent-style-name="Standard">
      <style:text-properties officeooo:rsid="00305189" officeooo:paragraph-rsid="0052fd3a"/>
    </style:style>
    <style:style style:name="P126" style:family="paragraph" style:parent-style-name="Table_20_Contents">
      <style:text-properties officeooo:rsid="00305189" officeooo:paragraph-rsid="0052fd3a"/>
    </style:style>
    <style:style style:name="P127" style:family="paragraph" style:parent-style-name="Standard">
      <style:text-properties officeooo:rsid="00305189" officeooo:paragraph-rsid="0058228f"/>
    </style:style>
    <style:style style:name="P128" style:family="paragraph" style:parent-style-name="Table_20_Contents">
      <style:text-properties officeooo:rsid="00305189" officeooo:paragraph-rsid="0058228f"/>
    </style:style>
    <style:style style:name="P129" style:family="paragraph" style:parent-style-name="Standard">
      <style:text-properties officeooo:rsid="00313118" officeooo:paragraph-rsid="00313118"/>
    </style:style>
    <style:style style:name="P130" style:family="paragraph" style:parent-style-name="Standard">
      <style:text-properties officeooo:rsid="00313118" officeooo:paragraph-rsid="004df65a"/>
    </style:style>
    <style:style style:name="P131" style:family="paragraph" style:parent-style-name="Standard">
      <style:text-properties officeooo:rsid="00313118" officeooo:paragraph-rsid="0058228f"/>
    </style:style>
    <style:style style:name="P132" style:family="paragraph" style:parent-style-name="Standard">
      <style:text-properties officeooo:paragraph-rsid="0034431a"/>
    </style:style>
    <style:style style:name="P133" style:family="paragraph" style:parent-style-name="Table_20_Contents">
      <style:text-properties officeooo:paragraph-rsid="0034431a"/>
    </style:style>
    <style:style style:name="P134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35" style:family="paragraph" style:parent-style-name="Table_20_Contents">
      <style:text-properties officeooo:rsid="0016763e" officeooo:paragraph-rsid="001837ed"/>
    </style:style>
    <style:style style:name="P136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37" style:family="paragraph" style:parent-style-name="Table_20_Contents">
      <style:text-properties officeooo:rsid="0016763e" officeooo:paragraph-rsid="00296f11"/>
    </style:style>
    <style:style style:name="P138" style:family="paragraph" style:parent-style-name="Table_20_Contents">
      <style:text-properties officeooo:paragraph-rsid="001837ed"/>
    </style:style>
    <style:style style:name="P139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0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41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42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43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44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45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46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47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48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4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5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5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5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5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58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59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60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61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62" style:family="paragraph" style:parent-style-name="Table_20_Contents">
      <style:text-properties officeooo:paragraph-rsid="00296f11"/>
    </style:style>
    <style:style style:name="P163" style:family="paragraph" style:parent-style-name="Table_20_Contents">
      <style:text-properties officeooo:rsid="002c871f" officeooo:paragraph-rsid="002c871f"/>
    </style:style>
    <style:style style:name="P164" style:family="paragraph" style:parent-style-name="Table_20_Contents">
      <style:text-properties officeooo:rsid="002c871f" officeooo:paragraph-rsid="003a50be"/>
    </style:style>
    <style:style style:name="P165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66" style:family="paragraph" style:parent-style-name="Table_20_Contents">
      <style:text-properties officeooo:rsid="002c871f" officeooo:paragraph-rsid="004aae98"/>
    </style:style>
    <style:style style:name="P167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68" style:family="paragraph" style:parent-style-name="Text_20_body">
      <style:text-properties officeooo:rsid="00279ba3" officeooo:paragraph-rsid="00279ba3"/>
    </style:style>
    <style:style style:name="P169" style:family="paragraph" style:parent-style-name="Text_20_body">
      <style:text-properties officeooo:rsid="00279ba3" officeooo:paragraph-rsid="003a50be"/>
    </style:style>
    <style:style style:name="P170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71" style:family="paragraph" style:parent-style-name="Standard">
      <style:text-properties officeooo:paragraph-rsid="003a50be"/>
    </style:style>
    <style:style style:name="P172" style:family="paragraph" style:parent-style-name="Table_20_Contents">
      <style:text-properties officeooo:paragraph-rsid="003a50be"/>
    </style:style>
    <style:style style:name="P173" style:family="paragraph" style:parent-style-name="Text_20_body">
      <style:text-properties officeooo:paragraph-rsid="003a50be"/>
    </style:style>
    <style:style style:name="P174" style:family="paragraph" style:parent-style-name="Standard">
      <style:text-properties officeooo:paragraph-rsid="003ed13c"/>
    </style:style>
    <style:style style:name="P175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76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197" style:family="paragraph" style:parent-style-name="Table_20_Contents">
      <style:text-properties officeooo:rsid="00442800" officeooo:paragraph-rsid="00442800"/>
    </style:style>
    <style:style style:name="P198" style:family="paragraph" style:parent-style-name="Standard">
      <style:text-properties officeooo:paragraph-rsid="004aae98"/>
    </style:style>
    <style:style style:name="P199" style:family="paragraph" style:parent-style-name="Table_20_Contents">
      <style:text-properties officeooo:paragraph-rsid="004aae98"/>
    </style:style>
    <style:style style:name="P200" style:family="paragraph" style:parent-style-name="Standard">
      <style:paragraph-properties fo:text-align="start" style:justify-single-word="false"/>
      <style:text-properties officeooo:paragraph-rsid="002a5c29"/>
    </style:style>
    <style:style style:name="P201" style:family="paragraph" style:parent-style-name="Standard">
      <style:text-properties officeooo:rsid="002a5c29" officeooo:paragraph-rsid="004aae98"/>
    </style:style>
    <style:style style:name="P202" style:family="paragraph" style:parent-style-name="Standard">
      <style:text-properties officeooo:rsid="002f2686" officeooo:paragraph-rsid="004aae98"/>
    </style:style>
    <style:style style:name="P203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04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05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06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07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08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09" style:family="paragraph" style:parent-style-name="Standard">
      <style:text-properties officeooo:rsid="0034431a" officeooo:paragraph-rsid="004aae98"/>
    </style:style>
    <style:style style:name="P210" style:family="paragraph" style:parent-style-name="Standard">
      <style:text-properties officeooo:paragraph-rsid="0052fd3a"/>
    </style:style>
    <style:style style:name="P211" style:family="paragraph" style:parent-style-name="Table_20_Contents">
      <style:text-properties officeooo:paragraph-rsid="0052fd3a"/>
    </style:style>
    <style:style style:name="P212" style:family="paragraph" style:parent-style-name="Standard">
      <style:text-properties officeooo:rsid="003669c2" officeooo:paragraph-rsid="004aae98"/>
    </style:style>
    <style:style style:name="P213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14" style:family="paragraph" style:parent-style-name="Text_20_body">
      <style:text-properties officeooo:rsid="0054cf44" officeooo:paragraph-rsid="0054cf44" fo:background-color="#dde8cb"/>
    </style:style>
    <style:style style:name="P215" style:family="paragraph" style:parent-style-name="Table_20_Contents">
      <style:text-properties officeooo:paragraph-rsid="0058228f"/>
    </style:style>
    <style:style style:name="P216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17" style:family="paragraph" style:parent-style-name="Heading_20_3">
      <style:text-properties officeooo:rsid="0012257c" officeooo:paragraph-rsid="0012257c"/>
    </style:style>
    <style:style style:name="P218" style:family="paragraph" style:parent-style-name="Heading_20_3">
      <style:text-properties officeooo:rsid="0012257c" officeooo:paragraph-rsid="004aae98"/>
    </style:style>
    <style:style style:name="P219" style:family="paragraph" style:parent-style-name="Heading_20_3">
      <style:paragraph-properties fo:break-before="page"/>
      <style:text-properties officeooo:rsid="00136a0d" officeooo:paragraph-rsid="00136a0d"/>
    </style:style>
    <style:style style:name="P220" style:family="paragraph" style:parent-style-name="Heading_20_3">
      <style:text-properties officeooo:rsid="0034431a" officeooo:paragraph-rsid="0034431a"/>
    </style:style>
    <style:style style:name="P221" style:family="paragraph" style:parent-style-name="Heading_20_3">
      <style:paragraph-properties fo:break-before="page"/>
      <style:text-properties officeooo:paragraph-rsid="003ed13c"/>
    </style:style>
    <style:style style:name="P222" style:family="paragraph" style:parent-style-name="Heading_20_4" style:master-page-name="">
      <style:paragraph-properties style:page-number="auto" fo:break-before="auto" fo:break-after="auto"/>
    </style:style>
    <style:style style:name="P223" style:family="paragraph" style:parent-style-name="Heading_20_4">
      <style:text-properties officeooo:rsid="00151b00" officeooo:paragraph-rsid="00151b00"/>
    </style:style>
    <style:style style:name="P224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25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26" style:family="paragraph" style:parent-style-name="Heading_20_4">
      <style:text-properties officeooo:rsid="00151b00" officeooo:paragraph-rsid="001837ed"/>
    </style:style>
    <style:style style:name="P227" style:family="paragraph" style:parent-style-name="Heading_20_4">
      <style:text-properties officeooo:rsid="00151b00" officeooo:paragraph-rsid="00296f11"/>
    </style:style>
    <style:style style:name="P228" style:family="paragraph" style:parent-style-name="Heading_20_4">
      <style:text-properties officeooo:rsid="00136a0d" officeooo:paragraph-rsid="00136a0d"/>
    </style:style>
    <style:style style:name="P229" style:family="paragraph" style:parent-style-name="Heading_20_4">
      <style:text-properties officeooo:rsid="00136a0d" officeooo:paragraph-rsid="0058228f"/>
    </style:style>
    <style:style style:name="P230" style:family="paragraph" style:parent-style-name="Heading_20_4">
      <style:text-properties officeooo:rsid="0052fd3a" officeooo:paragraph-rsid="0052fd3a"/>
    </style:style>
    <style:style style:name="P231" style:family="paragraph" style:parent-style-name="Heading_20_4">
      <style:text-properties officeooo:paragraph-rsid="004aae98"/>
    </style:style>
    <style:style style:name="P232" style:family="paragraph" style:parent-style-name="Heading_20_4" style:master-page-name="">
      <style:paragraph-properties style:page-number="auto" fo:break-before="auto" fo:break-after="auto"/>
      <style:text-properties officeooo:paragraph-rsid="004aae98"/>
    </style:style>
    <style:style style:name="P233" style:family="paragraph" style:parent-style-name="Heading_20_4">
      <style:text-properties officeooo:rsid="0034431a" officeooo:paragraph-rsid="0034431a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officeooo:rsid="00303092"/>
    </style:style>
    <style:style style:name="T27" style:family="text">
      <style:text-properties officeooo:rsid="00305189"/>
    </style:style>
    <style:style style:name="T28" style:family="text">
      <style:text-properties officeooo:rsid="0034431a"/>
    </style:style>
    <style:style style:name="T29" style:family="text">
      <style:text-properties officeooo:rsid="003a50be"/>
    </style:style>
    <style:style style:name="T30" style:family="text">
      <style:text-properties officeooo:rsid="003c342c"/>
    </style:style>
    <style:style style:name="T31" style:family="text">
      <style:text-properties officeooo:rsid="003f35c3"/>
    </style:style>
    <style:style style:name="T32" style:family="text">
      <style:text-properties officeooo:rsid="00419ba4"/>
    </style:style>
    <style:style style:name="T33" style:family="text">
      <style:text-properties officeooo:rsid="00442800"/>
    </style:style>
    <style:style style:name="T34" style:family="text">
      <style:text-properties officeooo:rsid="00496ee2"/>
    </style:style>
    <style:style style:name="T35" style:family="text">
      <style:text-properties officeooo:rsid="00296f11"/>
    </style:style>
    <style:style style:name="T36" style:family="text">
      <style:text-properties officeooo:rsid="004c85f7"/>
    </style:style>
    <style:style style:name="T37" style:family="text">
      <style:text-properties officeooo:rsid="004df65a"/>
    </style:style>
    <style:style style:name="T38" style:family="text">
      <style:text-properties officeooo:rsid="003ed13c"/>
    </style:style>
    <style:style style:name="T39" style:family="text">
      <style:text-properties fo:background-color="#b4c7dc" loext:char-shading-value="0"/>
    </style:style>
    <style:style style:name="T40" style:family="text">
      <style:text-properties officeooo:rsid="0054f63f"/>
    </style:style>
    <style:style style:name="T41" style:family="text">
      <style:text-properties officeooo:rsid="0055ebf5"/>
    </style:style>
    <style:style style:name="T42" style:family="text">
      <style:text-properties officeooo:rsid="0058228f"/>
    </style:style>
    <style:style style:name="T43" style:family="text">
      <style:text-properties officeooo:rsid="00279b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map for the OpenHT</text:p>
      <text:p text:style-name="P50">Wojciech Kaczmarski, SP5WWP<text:line-break/>M17 Project, March 2023</text:p>
      <text:h text:style-name="P217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302150001280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302150004448">
          <table:table-cell table:style-name="Table1.A1" office:value-type="string">
            <text:p text:style-name="P93"><text:span text:style-name="T2">0x</text:span>0000</text:p>
          </table:table-cell>
          <table:table-cell table:style-name="Table1.B2" office:value-type="string">
            <text:p text:style-name="P119">SSB</text:p>
          </table:table-cell>
          <table:table-cell table:style-name="Table1.B2" table:number-columns-spanned="3" office:value-type="string">
            <text:p text:style-name="P110">MOD</text:p>
          </table:table-cell>
          <table:covered-table-cell/>
          <table:covered-table-cell/>
          <table:table-cell table:style-name="Table1.F2" table:number-columns-spanned="3" office:value-type="string">
            <text:p text:style-name="P103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09">RESERVED</text:p>
          </table:table-cell>
          <table:covered-table-cell/>
          <table:covered-table-cell/>
          <table:table-cell table:style-name="Table1.L2" office:value-type="string">
            <text:p text:style-name="P105">PD</text:p>
          </table:table-cell>
          <table:table-cell table:style-name="Table1.M2" table:number-columns-spanned="3" office:value-type="string">
            <text:p text:style-name="P107">DEMOD</text:p>
          </table:table-cell>
          <table:covered-table-cell/>
          <table:covered-table-cell/>
          <table:table-cell table:style-name="Table1.P2" table:number-columns-spanned="2" office:value-type="string">
            <text:p text:style-name="P88">BAND</text:p>
          </table:table-cell>
          <table:covered-table-cell/>
        </table:table-row>
        <table:table-row table:style-name="TableLine2302150014816">
          <table:table-cell table:style-name="Table1.A1" office:value-type="string">
            <text:p text:style-name="P163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302150015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</table:table-row>
      </table:table>
      <text:p text:style-name="Standard"/>
      <text:p text:style-name="P61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302150014240">
          <table:table-cell table:style-name="Table12.A1" table:number-rows-spanned="5" office:value-type="string">
            <text:p text:style-name="P82">BAND</text:p>
          </table:table-cell>
          <table:table-cell table:style-name="Table12.B1" office:value-type="string">
            <text:p text:style-name="P82">Value</text:p>
          </table:table-cell>
          <table:table-cell table:style-name="Table12.C1" office:value-type="string">
            <text:p text:style-name="P82">Description</text:p>
          </table:table-cell>
        </table:table-row>
        <table:table-row table:style-name="TableLine2302150018272">
          <table:covered-table-cell table:style-name="Table12.A1"/>
          <table:table-cell table:style-name="Table12.B2" office:value-type="string">
            <text:p text:style-name="P149">0x0</text:p>
          </table:table-cell>
          <table:table-cell table:style-name="Table12.C2" office:value-type="string">
            <text:p text:style-name="P141"><text:span text:style-name="T37">s</text:span>ub-GHz <text:span text:style-name="T9">(default)</text:span></text:p>
          </table:table-cell>
        </table:table-row>
        <table:table-row table:style-name="TableLine2302149972480">
          <table:covered-table-cell table:style-name="Table12.A1"/>
          <table:table-cell table:style-name="Table12.B4" office:value-type="string">
            <text:p text:style-name="P141">0x1</text:p>
          </table:table-cell>
          <table:table-cell table:style-name="Table12.C4" office:value-type="string">
            <text:p text:style-name="P141">2.4 GHz</text:p>
          </table:table-cell>
        </table:table-row>
        <table:table-row table:style-name="TableLine2303936924592">
          <table:covered-table-cell table:style-name="Table12.A1"/>
          <table:table-cell table:style-name="Table12.B4" office:value-type="string">
            <text:p text:style-name="P141">0x2</text:p>
          </table:table-cell>
          <table:table-cell table:style-name="Table12.C4" office:value-type="string">
            <text:p text:style-name="P158">invalid</text:p>
          </table:table-cell>
        </table:table-row>
        <table:table-row table:style-name="TableLine2302162838192">
          <table:covered-table-cell table:style-name="Table12.A1"/>
          <table:table-cell table:style-name="Table12.B5" office:value-type="string">
            <text:p text:style-name="P141">0x3</text:p>
          </table:table-cell>
          <table:table-cell table:style-name="Table12.C5" office:value-type="string">
            <text:p text:style-name="P158">invalid</text:p>
          </table:table-cell>
        </table:table-row>
      </table:table>
      <text:p text:style-name="P73"/>
      <text:p text:style-name="P62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302162825232">
          <table:table-cell table:style-name="Table13.A1" table:number-rows-spanned="5" office:value-type="string">
            <text:p text:style-name="P108">DEMOD</text:p>
          </table:table-cell>
          <table:table-cell table:style-name="Table13.B1" office:value-type="string">
            <text:p text:style-name="P83">Value</text:p>
          </table:table-cell>
          <table:table-cell table:style-name="Table13.C1" office:value-type="string">
            <text:p text:style-name="P83">Description</text:p>
          </table:table-cell>
        </table:table-row>
        <table:table-row table:style-name="TableLine2302162823216">
          <table:covered-table-cell table:style-name="Table13.A1"/>
          <table:table-cell table:style-name="Table13.B2" office:value-type="string">
            <text:p text:style-name="P150">0x0</text:p>
          </table:table-cell>
          <table:table-cell table:style-name="Table13.C2" office:value-type="string">
            <text:p text:style-name="P157">FM <text:span text:style-name="T9">(default)</text:span></text:p>
          </table:table-cell>
        </table:table-row>
        <table:table-row table:style-name="TableLine2302162820336">
          <table:covered-table-cell table:style-name="Table13.A1"/>
          <table:table-cell table:style-name="Table13.B4" office:value-type="string">
            <text:p text:style-name="P142">0x1</text:p>
          </table:table-cell>
          <table:table-cell table:style-name="Table13.C4" office:value-type="string">
            <text:p text:style-name="P157">AM</text:p>
          </table:table-cell>
        </table:table-row>
        <table:table-row table:style-name="TableLine2302162834448">
          <table:covered-table-cell table:style-name="Table13.A1"/>
          <table:table-cell table:style-name="Table13.B4" office:value-type="string">
            <text:p text:style-name="P142">0x2</text:p>
          </table:table-cell>
          <table:table-cell table:style-name="Table13.C4" office:value-type="string">
            <text:p text:style-name="P157">SSB</text:p>
          </table:table-cell>
        </table:table-row>
        <table:table-row table:style-name="TableLine2302162831280">
          <table:covered-table-cell table:style-name="Table13.A1"/>
          <table:table-cell table:style-name="Table13.B5" office:value-type="string">
            <text:p text:style-name="P142">0x3 <text:span text:style-name="T11">to </text:span><text:span text:style-name="T10">0x7</text:span></text:p>
          </table:table-cell>
          <table:table-cell table:style-name="Table13.C5" office:value-type="string">
            <text:p text:style-name="P142"><text:span text:style-name="T10">r</text:span>eserved</text:p>
          </table:table-cell>
        </table:table-row>
      </table:table>
      <text:p text:style-name="P61"/>
      <text:p text:style-name="P61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302162825520">
          <table:table-cell table:style-name="Table14.A1" table:number-rows-spanned="3" office:value-type="string">
            <text:p text:style-name="P106">PD</text:p>
          </table:table-cell>
          <table:table-cell table:style-name="Table14.B1" office:value-type="string">
            <text:p text:style-name="P84">Value</text:p>
          </table:table-cell>
          <table:table-cell table:style-name="Table14.C1" office:value-type="string">
            <text:p text:style-name="P84">Description</text:p>
          </table:table-cell>
        </table:table-row>
        <table:table-row table:style-name="TableLine2302162827248">
          <table:covered-table-cell table:style-name="Table14.A1"/>
          <table:table-cell table:style-name="Table14.B2" office:value-type="string">
            <text:p text:style-name="P151">0x0</text:p>
          </table:table-cell>
          <table:table-cell table:style-name="Table14.C2" office:value-type="string">
            <text:p text:style-name="P158"><text:span text:style-name="T10">p</text:span>hase dithering disabled (default)</text:p>
          </table:table-cell>
        </table:table-row>
        <table:table-row table:style-name="TableLine2302162835312">
          <table:covered-table-cell table:style-name="Table14.A1"/>
          <table:table-cell table:style-name="Table14.B3" office:value-type="string">
            <text:p text:style-name="P143">0x<text:span text:style-name="T9">1</text:span></text:p>
          </table:table-cell>
          <table:table-cell table:style-name="Table14.C3" office:value-type="string">
            <text:p text:style-name="P158">phase dithering enabled</text:p>
          </table:table-cell>
        </table:table-row>
      </table:table>
      <text:p text:style-name="P61"/>
      <text:p text:style-name="P63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302162830128">
          <table:table-cell table:style-name="Table15.A1" table:number-rows-spanned="3" office:value-type="string">
            <text:p text:style-name="P113">RESERVED</text:p>
          </table:table-cell>
          <table:table-cell table:style-name="Table15.B1" office:value-type="string">
            <text:p text:style-name="P80">Value</text:p>
          </table:table-cell>
          <table:table-cell table:style-name="Table15.C1" office:value-type="string">
            <text:p text:style-name="P80">Description</text:p>
          </table:table-cell>
        </table:table-row>
        <table:table-row table:style-name="TableLine2302162831568">
          <table:covered-table-cell table:style-name="Table15.A1"/>
          <table:table-cell table:style-name="Table15.B2" office:value-type="string">
            <text:p text:style-name="P152">0x0</text:p>
          </table:table-cell>
          <table:table-cell table:style-name="Table15.C2" office:value-type="string">
            <text:p text:style-name="P159">-</text:p>
          </table:table-cell>
        </table:table-row>
        <table:table-row table:style-name="TableLine2302162820912">
          <table:covered-table-cell table:style-name="Table15.A1"/>
          <table:table-cell table:style-name="Table15.B3" office:value-type="string">
            <text:p text:style-name="P144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59">-</text:p>
          </table:table-cell>
        </table:table-row>
      </table:table>
      <text:p text:style-name="P63"/>
      <text:p text:style-name="P63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302162827824">
          <table:table-cell table:style-name="Table16.A1" table:number-rows-spanned="4" office:value-type="string">
            <text:p text:style-name="P104">IO0_SRC</text:p>
          </table:table-cell>
          <table:table-cell table:style-name="Table16.B1" office:value-type="string">
            <text:p text:style-name="P80">Value</text:p>
          </table:table-cell>
          <table:table-cell table:style-name="Table16.C1" office:value-type="string">
            <text:p text:style-name="P80">Description</text:p>
          </table:table-cell>
        </table:table-row>
        <table:table-row table:style-name="TableLine2302162830416">
          <table:covered-table-cell table:style-name="Table16.A1"/>
          <table:table-cell table:style-name="Table16.B2" office:value-type="string">
            <text:p text:style-name="P152">0x0</text:p>
          </table:table-cell>
          <table:table-cell table:style-name="Table16.C2" office:value-type="string">
            <text:p text:style-name="P159"><text:span text:style-name="T37">l</text:span><text:span text:style-name="T20">ogic low</text:span> (default)</text:p>
          </table:table-cell>
        </table:table-row>
        <table:table-row table:style-name="TableLine2302162835600">
          <table:covered-table-cell table:style-name="Table16.A1"/>
          <table:table-cell table:style-name="Table16.B3" office:value-type="string">
            <text:p text:style-name="P144">0x<text:span text:style-name="T9">1</text:span></text:p>
          </table:table-cell>
          <table:table-cell table:style-name="Table16.C3" office:value-type="string">
            <text:p text:style-name="P51"><text:span text:style-name="T14">DRDY</text:span> signal</text:p>
          </table:table-cell>
        </table:table-row>
        <table:table-row table:style-name="TableLine2302162828688">
          <table:covered-table-cell table:style-name="Table16.A1"/>
          <table:table-cell table:style-name="Table16.B4" office:value-type="string">
            <text:p text:style-name="P144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61">reserved</text:p>
          </table:table-cell>
        </table:table-row>
      </table:table>
      <text:p text:style-name="P63"/>
      <text:p text:style-name="P65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6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302162829264">
          <table:table-cell table:style-name="Table22.A1" table:number-rows-spanned="5" office:value-type="string">
            <text:p text:style-name="P112">MOD</text:p>
          </table:table-cell>
          <table:table-cell table:style-name="Table22.B1" office:value-type="string">
            <text:p text:style-name="P81">Value</text:p>
          </table:table-cell>
          <table:table-cell table:style-name="Table22.C1" office:value-type="string">
            <text:p text:style-name="P81">Description</text:p>
          </table:table-cell>
        </table:table-row>
        <table:table-row table:style-name="TableLine2302162837040">
          <table:covered-table-cell table:style-name="Table22.A1"/>
          <table:table-cell table:style-name="Table22.B2" office:value-type="string">
            <text:p text:style-name="P153">0x0</text:p>
          </table:table-cell>
          <table:table-cell table:style-name="Table22.C2" office:value-type="string">
            <text:p text:style-name="P145"><text:span text:style-name="T26">FM</text:span> <text:span text:style-name="T9">(default)</text:span></text:p>
          </table:table-cell>
        </table:table-row>
        <table:table-row table:style-name="TableLine2302162822640">
          <table:covered-table-cell table:style-name="Table22.A1"/>
          <table:table-cell table:style-name="Table22.B4" office:value-type="string">
            <text:p text:style-name="P145">0x1</text:p>
          </table:table-cell>
          <table:table-cell table:style-name="Table22.C4" office:value-type="string">
            <text:p text:style-name="P167">AM</text:p>
          </table:table-cell>
        </table:table-row>
        <table:table-row table:style-name="TableLine2302162840784">
          <table:covered-table-cell table:style-name="Table22.A1"/>
          <table:table-cell table:style-name="Table22.B4" office:value-type="string">
            <text:p text:style-name="P145">0x2</text:p>
          </table:table-cell>
          <table:table-cell table:style-name="Table22.C4" office:value-type="string">
            <text:p text:style-name="P167">SSB</text:p>
          </table:table-cell>
        </table:table-row>
        <table:table-row table:style-name="TableLine2302162852304">
          <table:covered-table-cell table:style-name="Table22.A1"/>
          <table:table-cell table:style-name="Table22.B5" office:value-type="string">
            <text:p text:style-name="P145">0x3 <text:span text:style-name="T26">to 0x7</text:span></text:p>
          </table:table-cell>
          <table:table-cell table:style-name="Table22.C5" office:value-type="string">
            <text:p text:style-name="P160">invalid</text:p>
          </table:table-cell>
        </table:table-row>
      </table:table>
      <text:p text:style-name="P64"/>
      <text:p text:style-name="P131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302162844240">
          <table:table-cell table:style-name="Table29.A1" table:number-rows-spanned="3" office:value-type="string">
            <text:p text:style-name="P118">SSB</text:p>
          </table:table-cell>
          <table:table-cell table:style-name="Table29.B1" office:value-type="string">
            <text:p text:style-name="P87">Value</text:p>
          </table:table-cell>
          <table:table-cell table:style-name="Table29.C1" office:value-type="string">
            <text:p text:style-name="P87">Description</text:p>
          </table:table-cell>
        </table:table-row>
        <table:table-row table:style-name="TableLine2302162854896">
          <table:covered-table-cell table:style-name="Table29.A1"/>
          <table:table-cell table:style-name="Table29.B2" office:value-type="string">
            <text:p text:style-name="P156">0x0</text:p>
          </table:table-cell>
          <table:table-cell table:style-name="Table29.C2" office:value-type="string">
            <text:p text:style-name="P216">USB (default)</text:p>
          </table:table-cell>
        </table:table-row>
        <table:table-row table:style-name="TableLine2302162850000">
          <table:covered-table-cell table:style-name="Table29.A1"/>
          <table:table-cell table:style-name="Table29.B3" office:value-type="string">
            <text:p text:style-name="P148">0x<text:span text:style-name="T9">1</text:span></text:p>
          </table:table-cell>
          <table:table-cell table:style-name="Table29.C3" office:value-type="string">
            <text:p text:style-name="P216">LSB</text:p>
          </table:table-cell>
        </table:table-row>
      </table:table>
      <text:p text:style-name="P77"/>
      <text:p text:style-name="P129"/>
      <text:h text:style-name="P222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302162844528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302162854320">
          <table:table-cell table:style-name="Table3.A1" office:value-type="string">
            <text:p text:style-name="P92"><text:span text:style-name="T2">0x</text:span>000<text:span text:style-name="T28">1</text:span>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P2" table:number-columns-spanned="2" office:value-type="string">
            <text:p text:style-name="P115">STATE</text:p>
          </table:table-cell>
          <table:covered-table-cell/>
        </table:table-row>
        <table:table-row table:style-name="TableLine2302162854032">
          <table:table-cell table:style-name="Table3.A1" office:value-type="string">
            <text:p text:style-name="P163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302162842224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</table:table-row>
      </table:table>
      <text:p text:style-name="P25"/>
      <text:p text:style-name="P76">Bits [1:0] – <text:span text:style-name="T24">STATE</text:span><text:span text:style-name="T9"> </text:span>– <text:span text:style-name="T37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302162856624">
          <table:table-cell table:style-name="Table20.A1" table:number-rows-spanned="5" office:value-type="string">
            <text:p text:style-name="P116">STATE</text:p>
          </table:table-cell>
          <table:table-cell table:style-name="Table20.B1" office:value-type="string">
            <text:p text:style-name="P86">Value</text:p>
          </table:table-cell>
          <table:table-cell table:style-name="Table20.C1" office:value-type="string">
            <text:p text:style-name="P86">Description</text:p>
          </table:table-cell>
        </table:table-row>
        <table:table-row table:style-name="TableLine2302162846832">
          <table:covered-table-cell table:style-name="Table20.A1"/>
          <table:table-cell table:style-name="Table20.B2" office:value-type="string">
            <text:p text:style-name="P155">0x0</text:p>
          </table:table-cell>
          <table:table-cell table:style-name="Table20.C2" office:value-type="string">
            <text:p text:style-name="P147"><text:span text:style-name="T37">idle</text:span> <text:span text:style-name="T9">(default)</text:span></text:p>
          </table:table-cell>
        </table:table-row>
        <table:table-row table:style-name="TableLine2302162854608">
          <table:covered-table-cell table:style-name="Table20.A1"/>
          <table:table-cell table:style-name="Table20.B4" office:value-type="string">
            <text:p text:style-name="P147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302162849424">
          <table:covered-table-cell table:style-name="Table20.A1"/>
          <table:table-cell table:style-name="Table20.B4" office:value-type="string">
            <text:p text:style-name="P147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302162842800">
          <table:covered-table-cell table:style-name="Table20.A1"/>
          <table:table-cell table:style-name="Table20.B5" office:value-type="string">
            <text:p text:style-name="P147">0x3</text:p>
          </table:table-cell>
          <table:table-cell table:style-name="Table20.C5" office:value-type="string">
            <text:p text:style-name="P208">reserved</text:p>
          </table:table-cell>
        </table:table-row>
      </table:table>
      <text:p text:style-name="P75"/>
      <text:p text:style-name="P130">Bit<text:span text:style-name="T37">s </text:span>[15:<text:span text:style-name="T37">2</text:span>] <text:span text:style-name="T7">– </text:span>reserved.</text:p>
      <text:h text:style-name="P223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302162855184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302162847696">
          <table:table-cell table:style-name="Table8.A1" office:value-type="string">
            <text:p text:style-name="P91"><text:span text:style-name="T2">0x</text:span>000<text:span text:style-name="T28">2</text:span></text:p>
          </table:table-cell>
          <table:table-cell table:style-name="Table8.B2" office:value-type="string">
            <text:p text:style-name="P54">MSB</text:p>
          </table:table-cell>
          <table:table-cell table:style-name="Table8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4">LSB</text:p>
          </table:table-cell>
        </table:table-row>
        <table:table-row table:style-name="TableLine2302162844816">
          <table:table-cell table:style-name="Table8.A1" office:value-type="string">
            <text:p text:style-name="P163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302162843952">
          <table:table-cell table:style-name="Table8.A1" office:value-type="string">
            <text:p text:style-name="P59"/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</table:table-row>
      </table:table>
      <text:p text:style-name="P58"/>
      <text:p text:style-name="P168">Signed 16-bit value to be added to the I branch after applying predistortion.</text:p>
      <text:h text:style-name="P223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302162839920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302162869584">
          <table:table-cell table:style-name="Table9.A1" office:value-type="string">
            <text:p text:style-name="P91"><text:span text:style-name="T2">0x</text:span>000<text:span text:style-name="T28">3</text:span></text:p>
          </table:table-cell>
          <table:table-cell table:style-name="Table9.B2" office:value-type="string">
            <text:p text:style-name="P54">MSB</text:p>
          </table:table-cell>
          <table:table-cell table:style-name="Table9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4">LSB</text:p>
          </table:table-cell>
        </table:table-row>
        <table:table-row table:style-name="TableLine2302162866128">
          <table:table-cell table:style-name="Table9.A1" office:value-type="string">
            <text:p text:style-name="P163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302162858640"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</table:table-row>
      </table:table>
      <text:p text:style-name="P58"/>
      <text:p text:style-name="P168">Signed 16-bit value to be added to the Q branch after applying predistortion.</text:p>
      <text:h text:style-name="P225" text:outline-level="2"><text:soft-page-break/><text:span text:style-name="T29">I</text:span> branch <text:span text:style-name="T29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302162871600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302162867568">
          <table:table-cell table:style-name="Table25.A1" office:value-type="string">
            <text:p text:style-name="P94"><text:span text:style-name="T2">0x</text:span>000<text:span text:style-name="T29">4</text:span></text:p>
          </table:table-cell>
          <table:table-cell table:style-name="Table25.B2" office:value-type="string">
            <text:p text:style-name="P57">MSB</text:p>
          </table:table-cell>
          <table:table-cell table:style-name="Table25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7">LSB</text:p>
          </table:table-cell>
        </table:table-row>
        <table:table-row table:style-name="TableLine2302162875344">
          <table:table-cell table:style-name="Table25.A1" office:value-type="string">
            <text:p text:style-name="P164">0x<text:span text:style-name="T29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75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302162859792"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73"><text:span text:style-name="T43"><text:line-break/>Signed, </text:span><text:span text:style-name="T29">fixed-point,</text:span><text:span text:style-name="T43"> 16-bit </text:span><text:span text:style-name="T29">gain value to be applied</text:span><text:span text:style-name="T43"> to the </text:span><text:span text:style-name="T29">I</text:span><text:span text:style-name="T43"> branch. </text:span><text:span text:style-name="T29">0x4000 corresponds to +1.0 (default value).</text:span></text:p>
      <text:h text:style-name="P225" text:outline-level="2">Q branch <text:span text:style-name="T29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302162857488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302162868144">
          <table:table-cell table:style-name="Table26.A1" office:value-type="string">
            <text:p text:style-name="P94"><text:span text:style-name="T2">0x</text:span>000<text:span text:style-name="T29">5</text:span></text:p>
          </table:table-cell>
          <table:table-cell table:style-name="Table26.B2" office:value-type="string">
            <text:p text:style-name="P57">MSB</text:p>
          </table:table-cell>
          <table:table-cell table:style-name="Table26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7">LSB</text:p>
          </table:table-cell>
        </table:table-row>
        <table:table-row table:style-name="TableLine2302162862096">
          <table:table-cell table:style-name="Table26.A1" office:value-type="string">
            <text:p text:style-name="P164">0x<text:span text:style-name="T29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75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302162865840">
          <table:table-cell table:style-name="Table26.A1" office:value-type="string">
            <text:p text:style-name="P172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71"/>
      <text:p text:style-name="P169">Signed, <text:span text:style-name="T29">fixed-point,</text:span> 16-bit <text:span text:style-name="T29">gain value to be applied</text:span> to the <text:span text:style-name="T29">Q</text:span> branch. <text:span text:style-name="T29">0x4000 corresponds to +1.0 (default value).</text:span></text:p>
      <text:h text:style-name="P224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302162866416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302162873040">
          <table:table-cell table:style-name="Table10.A1" office:value-type="string">
            <text:p text:style-name="P91"><text:span text:style-name="T2">0x</text:span>000<text:span text:style-name="T30">6</text:span></text:p>
          </table:table-cell>
          <table:table-cell table:style-name="Table10.B2" office:value-type="string">
            <text:p text:style-name="P54">MSB</text:p>
          </table:table-cell>
          <table:table-cell table:style-name="Table10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4">LSB</text:p>
          </table:table-cell>
        </table:table-row>
        <table:table-row table:style-name="TableLine2302162873904">
          <table:table-cell table:style-name="Table10.A1" office:value-type="string">
            <text:p text:style-name="P136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34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302162868720">
          <table:table-cell table:style-name="Table10.A1" office:value-type="string">
            <text:p text:style-name="P59"/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</table:table-row>
      </table:table>
      <text:p text:style-name="P58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2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0"><text:soft-page-break/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26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302162864112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302162859216">
          <table:table-cell table:style-name="Table11.A1" office:value-type="string">
            <text:p text:style-name="P90"><text:span text:style-name="T2">0x</text:span>000<text:span text:style-name="T30">7</text:span></text:p>
          </table:table-cell>
          <table:table-cell table:style-name="Table11.B2" office:value-type="string">
            <text:p text:style-name="P55">MSB</text:p>
          </table:table-cell>
          <table:table-cell table:style-name="Table11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5">LSB</text:p>
          </table:table-cell>
        </table:table-row>
        <table:table-row table:style-name="TableLine2302162890032">
          <table:table-cell table:style-name="Table11.A1" office:value-type="string">
            <text:p text:style-name="P135">0x<text:span text:style-name="T6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39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302162890896">
          <table:table-cell table:style-name="Table11.A1" office:value-type="string">
            <text:p text:style-name="P138"/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</table:table-row>
      </table:table>
      <text:p text:style-name="P79"><text:span text:style-name="T12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8"/>
      <text:h text:style-name="P227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302162886576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302162886000">
          <table:table-cell table:style-name="Table17.A1" office:value-type="string">
            <text:p text:style-name="P95"><text:span text:style-name="T2">0x</text:span>000<text:span text:style-name="T30">8</text:span></text:p>
          </table:table-cell>
          <table:table-cell table:style-name="Table17.B2" office:value-type="string">
            <text:p text:style-name="P56">MSB</text:p>
          </table:table-cell>
          <table:table-cell table:style-name="Table17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6">LSB</text:p>
          </table:table-cell>
        </table:table-row>
        <table:table-row table:style-name="TableLine2302162892912">
          <table:table-cell table:style-name="Table17.A1" office:value-type="string">
            <text:p text:style-name="P137">0x<text:span text:style-name="T6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40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302162882832">
          <table:table-cell table:style-name="Table17.A1" office:value-type="string">
            <text:p text:style-name="P162"/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</table:table-row>
      </table:table>
      <text:p text:style-name="P200"/>
      <text:p text:style-name="P200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5"> See </text:span><text:span text:style-name="T16">1.5</text:span><text:span text:style-name="T35"> </text:span><text:span text:style-name="T12">for details</text:span><text:span text:style-name="T35">. Default value is 0</text:span><text:span text:style-name="T12">x0000</text:span><text:span text:style-name="T35"> (zero).</text:span></text:p>
      <text:p text:style-name="P19"/>
      <text:h text:style-name="P219" text:outline-level="1">Modulators</text:h>
      <text:h text:style-name="P228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302162877072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2302162891472">
          <table:table-cell table:style-name="Table6.A1" office:value-type="string">
            <text:p text:style-name="P89"><text:span text:style-name="T2">0x</text:span>000<text:span text:style-name="T36">9</text:span></text:p>
          </table:table-cell>
          <table:table-cell table:style-name="Table6.B2" office:value-type="string">
            <text:p text:style-name="P9">MSB</text:p>
          </table:table-cell>
          <table:table-cell table:style-name="Table6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8">LSB</text:p>
          </table:table-cell>
        </table:table-row>
        <table:table-row table:style-name="TableLine2302162889744">
          <table:table-cell table:style-name="Table6.A1" office:value-type="string">
            <text:p text:style-name="P121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2302162892048"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</table:table-row>
      </table:table>
      <text:p text:style-name="P120"/>
      <text:p text:style-name="P120">Instantaneous frequency control word, signed.</text:p>
      <text:p text:style-name="P52"/>
      <text:h text:style-name="P228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302162884560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2302162884272">
          <table:table-cell table:style-name="Table7.A1" office:value-type="string">
            <text:p text:style-name="P89"><text:span text:style-name="T2">0x</text:span>000<text:span text:style-name="T36">A</text:span></text:p>
          </table:table-cell>
          <table:table-cell table:style-name="Table7.B2" office:value-type="string">
            <text:p text:style-name="P9">MSB</text:p>
          </table:table-cell>
          <table:table-cell table:style-name="Table7.C2" table:number-columns-spanned="14" office:value-type="string">
            <text:p text:style-name="P8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8">LSB</text:p>
          </table:table-cell>
        </table:table-row>
        <table:table-row table:style-name="TableLine2302162875920">
          <table:table-cell table:style-name="Table7.A1" office:value-type="string">
            <text:p text:style-name="P121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2302162881680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</table:table-row>
      </table:table>
      <text:p text:style-name="P120"><text:line-break/>Instantaneous amplitude control word, unsigned.</text:p>
      <text:p text:style-name="P120"/>
      <text:h text:style-name="P229" text:outline-level="2"><text:span text:style-name="T42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302162879664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2302162893776">
          <table:table-cell table:style-name="Table28.A1" office:value-type="string">
            <text:p text:style-name="P99"><text:span text:style-name="T2">0x</text:span>000<text:span text:style-name="T42">B</text:span></text:p>
          </table:table-cell>
          <table:table-cell table:style-name="Table28.B2" office:value-type="string">
            <text:p text:style-name="P16">MSB</text:p>
          </table:table-cell>
          <table:table-cell table:style-name="Table28.C2" table:number-columns-spanned="14" office:value-type="string">
            <text:p text:style-name="P1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15">LSB</text:p>
          </table:table-cell>
        </table:table-row>
        <table:table-row table:style-name="TableLine2302162876496">
          <table:table-cell table:style-name="Table28.A1" office:value-type="string">
            <text:p text:style-name="P128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2302162881968">
          <table:table-cell table:style-name="Table28.A1" office:value-type="string">
            <text:p text:style-name="P215"/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</table:table-row>
      </table:table>
      <text:p text:style-name="P127"/>
      <text:p text:style-name="P127">--</text:p>
      <text:p text:style-name="P120"/>
      <text:h text:style-name="P230" text:outline-level="2"><text:soft-page-break/>Reserved <text:span text:style-name="T40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302162880528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2302162881104">
          <table:table-cell table:style-name="Table21.A1" office:value-type="string">
            <text:p text:style-name="P98"><text:span text:style-name="T2">0x</text:span>000<text:span text:style-name="T42">C</text:span></text:p>
          </table:table-cell>
          <table:table-cell table:style-name="Table21.B2" table:number-columns-spanned="16" office:value-type="string">
            <text:p text:style-name="P11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2162909040">
          <table:table-cell table:style-name="Table21.A1" office:value-type="string">
            <text:p text:style-name="P126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2302162911632">
          <table:table-cell table:style-name="Table21.A1" office:value-type="string">
            <text:p text:style-name="P211"/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</table:table-row>
      </table:table>
      <text:p text:style-name="P210"/>
      <text:p text:style-name="P125">--</text:p>
      <text:p text:style-name="P120"/>
      <text:h text:style-name="P218" text:outline-level="1">Status registers</text:h>
      <text:h text:style-name="P231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302162899248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302162905584">
          <table:table-cell table:style-name="Table2.A1" office:value-type="string">
            <text:p text:style-name="P97"><text:span text:style-name="T2">0x</text:span>000<text:span text:style-name="T42">D</text:span></text:p>
          </table:table-cell>
          <table:table-cell table:style-name="Table2.B2" table:number-columns-spanned="16" office:value-type="string">
            <text:p text:style-name="P11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2162908176">
          <table:table-cell table:style-name="Table2.A1" office:value-type="string">
            <text:p text:style-name="P166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65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302162909616">
          <table:table-cell table:style-name="Table2.A1" office:value-type="string">
            <text:p text:style-name="P199"/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</table:table-row>
      </table:table>
      <text:p text:style-name="P198"/>
      <text:p text:style-name="P201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201"/>
      <text:h text:style-name="P231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302162904432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2302162905008">
          <table:table-cell table:style-name="Table4.A1" office:value-type="string">
            <text:p text:style-name="P97"><text:span text:style-name="T2">0x</text:span>000<text:span text:style-name="T42">E</text:span></text:p>
          </table:table-cell>
          <table:table-cell table:style-name="Table4.B2" office:value-type="string">
            <text:p text:style-name="P101">-</text:p>
          </table:table-cell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table:number-columns-spanned="2" office:value-type="string">
            <text:p text:style-name="P101">-</text:p>
          </table:table-cell>
          <table:covered-table-cell/>
          <table:table-cell table:style-name="Table4.B2" office:value-type="string">
            <text:p text:style-name="P101">-</text:p>
          </table:table-cell>
          <table:table-cell table:style-name="Table4.B2" office:value-type="string">
            <text:p text:style-name="P101">-</text:p>
          </table:table-cell>
          <table:table-cell table:style-name="Table4.B2" office:value-type="string">
            <text:p text:style-name="P111">-</text:p>
          </table:table-cell>
          <table:table-cell table:style-name="Table4.B2" office:value-type="string">
            <text:p text:style-name="P111">-</text:p>
          </table:table-cell>
          <table:table-cell table:style-name="Table4.a2" office:value-type="string">
            <text:p text:style-name="P111">PLL</text:p>
          </table:table-cell>
        </table:table-row>
        <table:table-row table:style-name="TableLine2302162895504">
          <table:table-cell table:style-name="Table4.A1" office:value-type="string">
            <text:p text:style-name="P166">0x<text:span text:style-name="T20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03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03">0</text:p>
          </table:table-cell>
        </table:table-row>
        <table:table-row table:style-name="TableLine2302162901840">
          <table:table-cell table:style-name="Table4.A1" office:value-type="string">
            <text:p text:style-name="P199"/>
          </table:table-cell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</table:table-row>
      </table:table>
      <text:p text:style-name="P198"/>
      <text:p text:style-name="P202">Values in this register are reset to 0x0000 at start-up and get updated in realtime.</text:p>
      <text:p text:style-name="P74"><text:soft-page-break/>Bit [<text:span text:style-name="T20">0</text:span>] – <text:span text:style-name="T21">PLL</text:span><text:span text:style-name="T9"> </text:span>– <text:span text:style-name="T9">Phase </text:span><text:span text:style-name="T20">locked loop lock flag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302162906448">
          <table:table-cell table:style-name="Table5.A1" table:number-rows-spanned="3" office:value-type="string">
            <text:p text:style-name="P114">PLL</text:p>
          </table:table-cell>
          <table:table-cell table:style-name="Table5.B1" office:value-type="string">
            <text:p text:style-name="P85">Value</text:p>
          </table:table-cell>
          <table:table-cell table:style-name="Table5.C1" office:value-type="string">
            <text:p text:style-name="P85">Description</text:p>
          </table:table-cell>
        </table:table-row>
        <table:table-row table:style-name="TableLine2302162910480">
          <table:covered-table-cell table:style-name="Table5.A1"/>
          <table:table-cell table:style-name="Table5.B2" office:value-type="string">
            <text:p text:style-name="P154">0x0</text:p>
          </table:table-cell>
          <table:table-cell table:style-name="Table5.C2" office:value-type="string">
            <text:p text:style-name="P204">PLL unlocked (default)</text:p>
          </table:table-cell>
        </table:table-row>
        <table:table-row table:style-name="TableLine2302162900112">
          <table:covered-table-cell table:style-name="Table5.A1"/>
          <table:table-cell table:style-name="Table5.B3" office:value-type="string">
            <text:p text:style-name="P146">0x<text:span text:style-name="T9">1</text:span></text:p>
          </table:table-cell>
          <table:table-cell table:style-name="Table5.C3" office:value-type="string">
            <text:p text:style-name="P204">PLL locked</text:p>
          </table:table-cell>
        </table:table-row>
      </table:table>
      <text:p text:style-name="P74"/>
      <text:p text:style-name="P213">Bits [15:<text:span text:style-name="T34">1</text:span>] <text:span text:style-name="T7">–</text:span> reserved.</text:p>
      <text:p text:style-name="P212"/>
      <text:h text:style-name="P218" text:outline-level="1">Demodulators</text:h>
      <text:h text:style-name="P231" text:outline-level="2">F<text:span text:style-name="T26">requency</text:span> <text:span text:style-name="T26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302162911344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2302162896656">
          <table:table-cell table:style-name="Table18.A1" office:value-type="string">
            <text:p text:style-name="P97"><text:span text:style-name="T2">0x</text:span>000<text:span text:style-name="T42">F</text:span></text:p>
          </table:table-cell>
          <table:table-cell table:style-name="Table18.B2" office:value-type="string">
            <text:p text:style-name="P14">MSB</text:p>
          </table:table-cell>
          <table:table-cell table:style-name="Table18.C2" table:number-columns-spanned="14" office:value-type="string">
            <text:p text:style-name="P20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3">LSB</text:p>
          </table:table-cell>
        </table:table-row>
        <table:table-row table:style-name="TableLine2302162899536">
          <table:table-cell table:style-name="Table18.A1" office:value-type="string">
            <text:p text:style-name="P124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2302162899824">
          <table:table-cell table:style-name="Table18.A1" office:value-type="string">
            <text:p text:style-name="P199"/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  <table:table-cell table:style-name="Table18.A1" office:value-type="string">
            <text:p text:style-name="P206">R</text:p>
          </table:table-cell>
        </table:table-row>
      </table:table>
      <text:p text:style-name="P198"/>
      <text:p text:style-name="P198">--</text:p>
      <text:p text:style-name="P198"/>
      <text:h text:style-name="P232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2302162898384">
          <table:table-cell table:style-name="Table19.A1" office:value-type="string">
            <text:p text:style-name="P46"/>
          </table:table-cell>
          <table:table-cell table:style-name="Table19.A1" office:value-type="string">
            <text:p text:style-name="P36">15</text:p>
          </table:table-cell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2302162905296">
          <table:table-cell table:style-name="Table19.A1" office:value-type="string">
            <text:p text:style-name="P97"><text:span text:style-name="T2">0x</text:span>00<text:span text:style-name="T42">10</text:span></text:p>
          </table:table-cell>
          <table:table-cell table:style-name="Table19.B2" office:value-type="string">
            <text:p text:style-name="P14">MSB</text:p>
          </table:table-cell>
          <table:table-cell table:style-name="Table19.C2" table:number-columns-spanned="14" office:value-type="string">
            <text:p text:style-name="P13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3">LSB</text:p>
          </table:table-cell>
        </table:table-row>
        <table:table-row table:style-name="TableLine2302162918544">
          <table:table-cell table:style-name="Table19.A1" office:value-type="string">
            <text:p text:style-name="P124">0x000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2302162919696">
          <table:table-cell table:style-name="Table19.A1" office:value-type="string">
            <text:p text:style-name="P199"/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  <table:table-cell table:style-name="Table19.A1" office:value-type="string">
            <text:p text:style-name="P206">R</text:p>
          </table:table-cell>
        </table:table-row>
      </table:table>
      <text:p text:style-name="P198"/>
      <text:p text:style-name="P209">--</text:p>
      <text:h text:style-name="P220" text:outline-level="1">Debug, raw readback</text:h>
      <text:h text:style-name="P233" text:outline-level="2"><text:soft-page-break/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302162922576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2302162919984">
          <table:table-cell table:style-name="Table23.A1" office:value-type="string">
            <text:p text:style-name="P96"><text:span text:style-name="T2">0x</text:span>00<text:span text:style-name="T41">1</text:span><text:span text:style-name="T42">1</text:span></text:p>
          </table:table-cell>
          <table:table-cell table:style-name="Table23.B2" office:value-type="string">
            <text:p text:style-name="P11">MSB</text:p>
          </table:table-cell>
          <table:table-cell table:style-name="Table23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0">LSB</text:p>
          </table:table-cell>
        </table:table-row>
        <table:table-row table:style-name="TableLine2302162912784">
          <table:table-cell table:style-name="Table23.A1" office:value-type="string">
            <text:p text:style-name="P122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2302162919120">
          <table:table-cell table:style-name="Table23.A1" office:value-type="string">
            <text:p text:style-name="P133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32"/>
      <text:p text:style-name="P132"><text:span text:style-name="T28">Raw </text:span><text:span text:style-name="T15">I</text:span><text:span text:style-name="T28"> branch sample, 16-bit, left justified</text:span><text:span text:style-name="T27">, signed. </text:span><text:span text:style-name="T28">Bits [2:0] are always zero.</text:span></text:p>
      <text:h text:style-name="P233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302162928048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2302162928336">
          <table:table-cell table:style-name="Table24.A1" office:value-type="string">
            <text:p text:style-name="P96"><text:span text:style-name="T2">0x</text:span>00<text:span text:style-name="T30">1</text:span><text:span text:style-name="T42">2</text:span></text:p>
          </table:table-cell>
          <table:table-cell table:style-name="Table24.B2" office:value-type="string">
            <text:p text:style-name="P11">MSB</text:p>
          </table:table-cell>
          <table:table-cell table:style-name="Table24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0">LSB</text:p>
          </table:table-cell>
        </table:table-row>
        <table:table-row table:style-name="TableLine2302162929488">
          <table:table-cell table:style-name="Table24.A1" office:value-type="string">
            <text:p text:style-name="P122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2302162913072">
          <table:table-cell table:style-name="Table24.A1" office:value-type="string">
            <text:p text:style-name="P133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32"/>
      <text:p text:style-name="P123"><text:span text:style-name="T28">Raw </text:span><text:span text:style-name="T15">Q</text:span><text:span text:style-name="T28"> branch sample, 16-bit, left justified</text:span>, signed. <text:span text:style-name="T28">Bits [2:0] are always zero.</text:span></text:p>
      <text:p text:style-name="P123"/>
      <text:h text:style-name="P221" text:outline-level="1"><text:span text:style-name="T38">Register</text:span><text:span text:style-name="T32">s</text:span><text:span text:style-name="T38"> summary</text:span></text:h>
      <text:p text:style-name="P214">Read/write register<text:line-break/><text:span text:style-name="T39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302162926608">
          <table:table-cell table:style-name="Table27.A1" office:value-type="string">
            <text:p text:style-name="P197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70">Page<text:span text:style-name="T33">(s)</text:span></text:p>
          </table:table-cell>
        </table:table-row>
        <table:table-row table:style-name="TableLine2302162930064">
          <table:table-cell table:style-name="Table27.A2" office:value-type="string">
            <text:p text:style-name="P176"><text:span text:style-name="T2">0x</text:span>0000</text:p>
          </table:table-cell>
          <table:table-cell table:style-name="Table27.B2" office:value-type="string">
            <text:p text:style-name="P195">SSB</text:p>
          </table:table-cell>
          <table:table-cell table:style-name="Table27.B2" table:number-columns-spanned="3" office:value-type="string">
            <text:p text:style-name="P179">MOD</text:p>
          </table:table-cell>
          <table:covered-table-cell/>
          <table:covered-table-cell/>
          <table:table-cell table:style-name="Table27.F2" table:number-columns-spanned="3" office:value-type="string">
            <text:p text:style-name="P181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82">RESERVED</text:p>
          </table:table-cell>
          <table:covered-table-cell/>
          <table:covered-table-cell/>
          <table:table-cell table:style-name="Table27.L2" office:value-type="string">
            <text:p text:style-name="P183">PD</text:p>
          </table:table-cell>
          <table:table-cell table:style-name="Table27.M2" table:number-columns-spanned="3" office:value-type="string">
            <text:p text:style-name="P184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92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2302162926896">
          <table:table-cell table:style-name="Table27.A2" office:value-type="string">
            <text:p text:style-name="P177"><text:span text:style-name="T2">0x</text:span>000<text:span text:style-name="T28">1</text:span>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B3" office:value-type="string">
            <text:p text:style-name="P102">-</text:p>
          </table:table-cell>
          <table:table-cell table:style-name="Table27.P3" table:number-columns-spanned="2" office:value-type="string">
            <text:p text:style-name="P191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2302162927184">
          <table:table-cell table:style-name="Table27.A2" office:value-type="string">
            <text:p text:style-name="P178">0x0002</text:p>
          </table:table-cell>
          <table:table-cell table:style-name="Table27.B2" office:value-type="string">
            <text:p text:style-name="P54">MSB</text:p>
          </table:table-cell>
          <table:table-cell table:style-name="Table27.C4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5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2302162916816">
          <table:table-cell table:style-name="Table27.A2" office:value-type="string">
            <text:p text:style-name="P178">0x0003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2302162922000">
          <table:table-cell table:style-name="Table27.A2" office:value-type="string">
            <text:p text:style-name="P178">0x0004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2302162925168">
          <table:table-cell table:style-name="Table27.A2" office:value-type="string">
            <text:p text:style-name="P178">0x0005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2302162932368">
          <table:table-cell table:style-name="Table27.A2" office:value-type="string">
            <text:p text:style-name="P178">0x0006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2302162931504">
          <table:table-cell table:style-name="Table27.A2" office:value-type="string">
            <text:p text:style-name="P178">0x0007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2302162931792">
          <table:table-cell table:style-name="Table27.A2" office:value-type="string">
            <text:p text:style-name="P178">0x0008</text:p>
          </table:table-cell>
          <table:table-cell table:style-name="Table27.B5" office:value-type="string">
            <text:p text:style-name="P56">MSB</text:p>
          </table:table-cell>
          <table:table-cell table:style-name="Table27.C5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6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2302162816016">
          <table:table-cell table:style-name="Table27.A2" office:value-type="string">
            <text:p text:style-name="P178">0x0009</text:p>
          </table:table-cell>
          <table:table-cell table:style-name="Table27.B2" office:value-type="string">
            <text:p text:style-name="P189">MSB</text:p>
          </table:table-cell>
          <table:table-cell table:style-name="Table27.C4" table:number-columns-spanned="14" office:value-type="string">
            <text:p text:style-name="P18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2302162802768">
          <table:table-cell table:style-name="Table27.A2" office:value-type="string">
            <text:p text:style-name="P178">0x000A</text:p>
          </table:table-cell>
          <table:table-cell table:style-name="Table27.B2" office:value-type="string">
            <text:p text:style-name="P189">MSB</text:p>
          </table:table-cell>
          <table:table-cell table:style-name="Table27.C4" table:number-columns-spanned="14" office:value-type="string">
            <text:p text:style-name="P187">16-bit <text:span text:style-name="T36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9">LSB</text:p>
          </table:table-cell>
          <table:table-cell table:style-name="Table27.R13" office:value-type="string">
            <text:p text:style-name="P3">tbf</text:p>
          </table:table-cell>
        </table:table-row>
        <table:table-row table:style-name="TableLine2302162803344">
          <table:table-cell table:style-name="Table27.A2" office:value-type="string">
            <text:p text:style-name="P178">0x000B</text:p>
          </table:table-cell>
          <table:table-cell table:style-name="Table27.B5" office:value-type="string">
            <text:p text:style-name="P195">MSB</text:p>
          </table:table-cell>
          <table:table-cell table:style-name="Table27.C5" table:number-columns-spanned="14" office:value-type="string">
            <text:p text:style-name="P18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5">LSB</text:p>
          </table:table-cell>
          <table:table-cell table:style-name="Table27.R13" office:value-type="string">
            <text:p text:style-name="P5">tbf</text:p>
          </table:table-cell>
        </table:table-row>
        <table:table-row table:style-name="TableLine2302162816880">
          <table:table-cell table:style-name="Table27.A2" office:value-type="string">
            <text:p text:style-name="P178">0x000C</text:p>
          </table:table-cell>
          <table:table-cell table:style-name="Table27.P3" table:number-columns-spanned="16" office:value-type="string">
            <text:p text:style-name="P194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4">tbf</text:p>
          </table:table-cell>
        </table:table-row>
        <table:table-row table:style-name="TableLine2302162818032">
          <table:table-cell table:style-name="Table27.A15" office:value-type="string">
            <text:p text:style-name="P178">0x000D</text:p>
          </table:table-cell>
          <table:table-cell table:style-name="Table27.B15" table:number-columns-spanned="16" office:value-type="string">
            <text:p text:style-name="P207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3">tbf</text:p>
          </table:table-cell>
        </table:table-row>
        <table:table-row table:style-name="TableLine2302162804208">
          <table:table-cell table:style-name="Table27.A15" office:value-type="string">
            <text:p text:style-name="P178">0x000E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00">-</text:p>
          </table:table-cell>
          <table:table-cell table:style-name="Table27.B16" office:value-type="string">
            <text:p text:style-name="P110">-</text:p>
          </table:table-cell>
          <table:table-cell table:style-name="Table27.B16" office:value-type="string">
            <text:p text:style-name="P110">-</text:p>
          </table:table-cell>
          <table:table-cell table:style-name="Table27.B15" office:value-type="string">
            <text:p text:style-name="P180">PLL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2302162804784">
          <table:table-cell table:style-name="Table27.A15" office:value-type="string">
            <text:p text:style-name="P178">0x000F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2302162818320">
          <table:table-cell table:style-name="Table27.A15" office:value-type="string">
            <text:p text:style-name="P196">0x0010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31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2302162815440">
          <table:table-cell table:style-name="Table27.A15" office:value-type="string">
            <text:p text:style-name="P178">0x001<text:span text:style-name="T42">1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9" office:value-type="string">
            <text:p text:style-name="P3">tbf</text:p>
          </table:table-cell>
        </table:table-row>
        <table:table-row table:style-name="TableLine2302162804496">
          <table:table-cell table:style-name="Table27.A15" office:value-type="string">
            <text:p text:style-name="P193">0x001<text:span text:style-name="T42">2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20" office:value-type="string">
            <text:p text:style-name="P3">tbf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1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21T09:49:25.347000000</dc:date>
    <meta:editing-duration>PT3H3M21S</meta:editing-duration>
    <meta:editing-cycles>63</meta:editing-cycles>
    <meta:generator>LibreOffice/7.3.2.2$Windows_X86_64 LibreOffice_project/49f2b1bff42cfccbd8f788c8dc32c1c309559be0</meta:generator>
    <meta:document-statistic meta:table-count="29" meta:image-count="0" meta:object-count="7" meta:page-count="12" meta:paragraph-count="1312" meta:word-count="1732" meta:character-count="5632" meta:non-whitespace-character-count="521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